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1.263cm"/>
    </style:style>
    <style:style style:name="gr3" style:family="graphic" style:parent-style-name="objectwithoutfill">
      <style:graphic-properties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55cm" fo:min-width="1.6cm"/>
    </style:style>
    <style:style style:name="gr5" style:family="graphic" style:parent-style-name="objectwithoutfill">
      <style:graphic-properties svg:stroke-width="0.018cm" svg:stroke-color="#6666ff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cm" svg:stroke-color="#6666ff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.604cm"/>
    </style:style>
    <style:style style:name="gr8" style:family="graphic" style:parent-style-name="objectwithoutfill">
      <style:graphic-properties svg:stroke-width="0cm" svg:stroke-color="#00000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cm" svg:stroke-color="#6666ff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draw:marker-start-width="0.227cm" draw:marker-end="Symmetric_20_Arrow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draw:marker-start-width="0.227cm" draw:marker-end="Rounded_20_short_20_Arrow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6666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color="#6666ff" draw:fill="none" draw:textarea-vertical-align="middle"/>
    </style:style>
    <style:style style:name="gr16" style:family="graphic" style:parent-style-name="objectwithoutfill">
      <style:graphic-properties svg:stroke-width="0.018cm" svg:stroke-color="#6666ff" draw:marker-start-width="0.227cm" draw:marker-end="Symmetric_20_Arrow" draw:marker-end-width="0.227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draw:marker-end="Symmetric_20_Arrow" draw:fill="none" draw:textarea-vertical-align="middle"/>
    </style:style>
    <style:style style:name="gr19" style:family="graphic" style:parent-style-name="objectwithoutfill">
      <style:graphic-properties svg:stroke-color="#000000" draw:marker-start="Circle" draw:marker-end="Symmetric_20_Arrow" draw:fill="none" draw:textarea-vertical-align="middle"/>
    </style:style>
    <style:style style:name="gr20" style:family="graphic" style:parent-style-name="objectwithoutfill">
      <style:graphic-properties draw:marker-start="" draw:fill="none" draw:textarea-vertical-align="middle"/>
    </style:style>
    <style:style style:name="gr21" style:family="graphic" style:parent-style-name="objectwithoutfill">
      <style:graphic-properties svg:stroke-color="#6666ff" draw:marker-start="Circle" draw:marker-end="Symmetric_20_Arrow" draw:fill="none" draw:textarea-vertical-align="middle"/>
    </style:style>
    <style:style style:name="gr22" style:family="graphic" style:parent-style-name="objectwithoutfill">
      <style:graphic-properties svg:stroke-width="0cm" svg:stroke-color="#6666ff" draw:marker-start="" draw:marker-end="Symmetric_20_Arrow" draw:fill="none" draw:textarea-vertical-align="middle"/>
    </style:style>
    <style:style style:name="gr23" style:family="graphic" style:parent-style-name="objectwithoutfill">
      <style:graphic-properties svg:stroke-color="#6666ff" draw:marker-start="" draw:marker-end="Symmetric_20_Arrow" draw:fill="none" draw:textarea-vertical-align="middle"/>
    </style:style>
    <style:style style:name="gr24" style:family="graphic" style:parent-style-name="objectwithoutfill">
      <style:graphic-properties svg:stroke-color="#000000" draw:marker-start="" draw:marker-end="Symmetric_20_Arrow" draw:fill="none" draw:textarea-vertical-align="middle"/>
    </style:style>
    <style:style style:name="gr25" style:family="graphic" style:parent-style-name="objectwithoutfill">
      <style:graphic-properties svg:stroke-color="#6666ff" draw:marker-end="Symmetric_20_Arrow" draw:fill="none" draw:textarea-vertical-align="middle"/>
    </style:style>
    <style:style style:name="gr26" style:family="graphic" style:parent-style-name="objectwithoutfill">
      <style:graphic-properties draw:marker-start="Circle" draw:fill="none" draw:textarea-vertical-align="middle"/>
    </style:style>
    <style:style style:name="gr27" style:family="graphic" style:parent-style-name="objectwithoutfill">
      <style:graphic-properties draw:marker-end="Rounded_20_short_20_Arrow" draw:fill="none" draw:textarea-vertical-align="middle"/>
    </style:style>
    <style:style style:name="gr28" style:family="graphic" style:parent-style-name="objectwithoutfill">
      <style:graphic-properties draw:marker-end="Symmetric_20_Arrow" draw:fill="none" draw:textarea-vertical-align="middle"/>
    </style:style>
    <style:style style:name="gr29" style:family="graphic" style:parent-style-name="objectwithoutfill">
      <style:graphic-properties svg:stroke-color="#6666ff" draw:marker-end="Symmetric_20_Arrow" draw:fill="none" draw:textarea-vertical-align="middle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504cm"/>
    </style:style>
    <style:style style:name="gr31" style:family="graphic" style:parent-style-name="objectwithoutfill">
      <style:graphic-properties draw:marker-start="Symmetric_20_Arrow" draw:marker-end="Circle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4.5cm"/>
    </style:style>
    <style:style style:name="gr33" style:family="graphic" style:parent-style-name="objectwithoutfill">
      <style:graphic-properties draw:marker-start="Circle" draw:marker-end="Symmetric_20_Arrow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cm" svg:height="0.713cm" svg:x="17.4cm" svg:y="10cm" svg:viewBox="0 0 0 714" draw:points="0,0 0,714">
            <text:p/>
          </draw:polygon>
          <draw:polygon draw:style-name="gr1" draw:text-style-name="P1" draw:layer="layout" svg:width="1.499cm" svg:height="0.713cm" svg:x="17.4cm" svg:y="10cm" svg:viewBox="0 0 1500 714" draw:points="0,0 1500,714">
            <text:p/>
          </draw:polygon>
          <draw:polygon draw:style-name="gr1" draw:text-style-name="P1" draw:layer="layout" svg:width="0.599cm" svg:height="0.285cm" svg:x="17.4cm" svg:y="10.714cm" svg:viewBox="0 0 600 286" draw:points="0,0 600,286">
            <text:p/>
          </draw:polygon>
          <draw:polygon draw:style-name="gr1" draw:text-style-name="P1" draw:layer="layout" svg:width="0.599cm" svg:height="0.285cm" svg:x="17.4cm" svg:y="11cm" svg:viewBox="0 0 600 286" draw:points="0,286 600,0">
            <text:p/>
          </draw:polygon>
          <draw:polygon draw:style-name="gr1" draw:text-style-name="P1" draw:layer="layout" svg:width="0cm" svg:height="0.713cm" svg:x="17.4cm" svg:y="11.286cm" svg:viewBox="0 0 0 714" draw:points="0,0 0,714">
            <text:p/>
          </draw:polygon>
          <draw:polygon draw:style-name="gr1" draw:text-style-name="P1" draw:layer="layout" svg:width="1.499cm" svg:height="0.713cm" svg:x="17.4cm" svg:y="11.286cm" svg:viewBox="0 0 1500 714" draw:points="1500,0 0,714">
            <text:p/>
          </draw:polygon>
          <draw:polygon draw:style-name="gr1" draw:text-style-name="P1" draw:layer="layout" svg:width="0cm" svg:height="0.57cm" svg:x="18.9cm" svg:y="10.714cm" svg:viewBox="0 0 0 571" draw:points="0,0 0,571">
            <text:p/>
          </draw:polygon>
        </draw:g>
        <draw:custom-shape draw:style-name="gr2" draw:text-style-name="P3" draw:layer="layout" svg:width="1.763cm" svg:height="2.9cm" svg:x="13.5cm" svg:y="10.1cm">
          <text:p text:style-name="P2"><text:span text:style-name="T1">Register</text:span></text:p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5.255cm" svg:y1="11.6cm" svg:x2="16cm" svg:y2="11.6cm">
          <text:p text:style-name="P4">rp</text:p>
          <text:p text:style-name="P4"/>
        </draw:line>
        <draw:line draw:style-name="gr3" draw:text-style-name="P5" draw:layer="layout" svg:x1="15.255cm" svg:y1="11.1cm" svg:x2="16cm" svg:y2="11.1cm">
          <text:p text:style-name="P4">b</text:p>
          <text:p text:style-name="P4"/>
        </draw:line>
        <draw:line draw:style-name="gr3" draw:text-style-name="P5" draw:layer="layout" svg:x1="15.255cm" svg:y1="10.608cm" svg:x2="16cm" svg:y2="10.6cm">
          <text:p text:style-name="P4">a</text:p>
          <text:p text:style-name="P4"/>
        </draw:line>
        <draw:line draw:style-name="gr3" draw:text-style-name="P5" draw:layer="layout" svg:x1="15.255cm" svg:y1="12.1cm" svg:x2="16cm" svg:y2="12.1cm">
          <text:p text:style-name="P4">pc</text:p>
          <text:p text:style-name="P4"/>
        </draw:line>
        <draw:custom-shape draw:style-name="gr4" draw:text-style-name="P3" draw:layer="layout" svg:width="2.1cm" svg:height="4.8cm" svg:x="4.38cm" svg:y="9.1cm">
          <text:p text:style-name="P2"><text:span text:style-name="T1">Control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47cm" svg:y1="10.4cm" svg:x2="8.48cm" svg:y2="10.4cm">
          <text:p text:style-name="P4">sel_b</text:p>
          <text:p text:style-name="P4"/>
        </draw:line>
        <draw:line draw:style-name="gr5" draw:text-style-name="P5" draw:layer="layout" svg:x1="6.47cm" svg:y1="10.1cm" svg:x2="8.48cm" svg:y2="10.1cm">
          <text:p text:style-name="P4">sel_a</text:p>
          <text:p text:style-name="P4"/>
        </draw:line>
        <draw:line draw:style-name="gr5" draw:text-style-name="P5" draw:layer="layout" svg:x1="6.47cm" svg:y1="9.8cm" svg:x2="8.48cm" svg:y2="9.8cm">
          <text:p text:style-name="P4">reg_cmd</text:p>
          <text:p text:style-name="P4"/>
        </draw:line>
        <draw:line draw:style-name="gr6" draw:text-style-name="P5" draw:layer="layout" svg:x1="6.47cm" svg:y1="10.7cm" svg:x2="8.48cm" svg:y2="10.7cm">
          <text:p text:style-name="P4">sel_rp</text:p>
          <text:p text:style-name="P4"/>
        </draw:line>
        <draw:line draw:style-name="gr5" draw:text-style-name="P5" draw:layer="layout" svg:x1="6.48cm" svg:y1="11cm" svg:x2="8.49cm" svg:y2="11cm">
          <text:p text:style-name="P4">reg_din_sel</text:p>
          <text:p text:style-name="P4"/>
        </draw:line>
        <draw:custom-shape draw:style-name="gr7" draw:text-style-name="P3" draw:layer="layout" svg:width="2.104cm" svg:height="2.2cm" svg:x="4.396cm" svg:y="14.6cm">
          <text:p text:style-name="P2"><text:span text:style-name="T1">CtrlReg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3.015cm" svg:y1="16cm" svg:x2="4.399cm" svg:y2="16cm">
          <text:p text:style-name="P4">cpu_flags</text:p>
          <text:p text:style-name="P4"/>
        </draw:line>
        <draw:line draw:style-name="gr6" draw:text-style-name="P5" draw:layer="layout" svg:x1="3cm" svg:y1="15.4cm" svg:x2="4.384cm" svg:y2="15.4cm">
          <text:p text:style-name="P4">inten</text:p>
          <text:p text:style-name="P4"/>
        </draw:line>
        <draw:line draw:style-name="gr6" draw:text-style-name="P5" draw:layer="layout" svg:x1="3cm" svg:y1="14.9cm" svg:x2="4.384cm" svg:y2="14.9cm">
          <text:p text:style-name="P4">instr</text:p>
          <text:p text:style-name="P4"/>
        </draw:line>
        <draw:line draw:style-name="gr8" draw:text-style-name="P5" draw:layer="layout" svg:x1="3cm" svg:y1="16.5cm" svg:x2="4.4cm" svg:y2="16.5cm">
          <text:p text:style-name="P4">psw</text:p>
          <text:p text:style-name="P4"/>
        </draw:line>
        <draw:line draw:style-name="gr6" draw:text-style-name="P5" draw:layer="layout" svg:x1="6.48cm" svg:y1="11.9cm" svg:x2="8.49cm" svg:y2="11.9cm">
          <text:p text:style-name="P4">mem_din_sel</text:p>
          <text:p text:style-name="P4"/>
        </draw:line>
        <draw:line draw:style-name="gr6" draw:text-style-name="P5" draw:layer="layout" svg:x1="6.48cm" svg:y1="11.6cm" svg:x2="8.49cm" svg:y2="11.6cm">
          <text:p text:style-name="P4">mem_ain_sel</text:p>
          <text:p text:style-name="P4"/>
        </draw:line>
        <draw:line draw:style-name="gr8" draw:text-style-name="P5" draw:layer="layout" svg:x1="6.48cm" svg:y1="11.3cm" svg:x2="9.4cm" svg:y2="11.3cm">
          <text:p text:style-name="P4">ctrl_out</text:p>
          <text:p text:style-name="P4"/>
        </draw:line>
        <draw:line draw:style-name="gr6" draw:text-style-name="P5" draw:layer="layout" svg:x1="6.48cm" svg:y1="12.2cm" svg:x2="8.49cm" svg:y2="12.2cm">
          <text:p text:style-name="P4">mem_wr</text:p>
          <text:p text:style-name="P4"/>
        </draw:line>
        <draw:line draw:style-name="gr6" draw:text-style-name="P5" draw:layer="layout" svg:x1="6.49cm" svg:y1="12.5cm" svg:x2="8.5cm" svg:y2="12.5cm">
          <text:p text:style-name="P4">mem_rd</text:p>
          <text:p text:style-name="P4"/>
        </draw:line>
        <draw:line draw:style-name="gr6" draw:text-style-name="P5" draw:layer="layout" svg:x1="6.48cm" svg:y1="13.1cm" svg:x2="8.49cm" svg:y2="13.1cm">
          <text:p text:style-name="P4">port_wr</text:p>
          <text:p text:style-name="P4"/>
        </draw:line>
        <draw:line draw:style-name="gr6" draw:text-style-name="P5" draw:layer="layout" svg:x1="6.48cm" svg:y1="12.8cm" svg:x2="8.49cm" svg:y2="12.8cm">
          <text:p text:style-name="P4">int_ack</text:p>
          <text:p text:style-name="P4"/>
        </draw:line>
        <draw:line draw:style-name="gr6" draw:text-style-name="P5" draw:layer="layout" svg:x1="6.48cm" svg:y1="13.4cm" svg:x2="8.49cm" svg:y2="13.4cm">
          <text:p text:style-name="P4">port_rd</text:p>
          <text:p text:style-name="P4"/>
        </draw:line>
        <draw:line draw:style-name="gr6" draw:text-style-name="P5" draw:layer="layout" svg:x1="6.5cm" svg:y1="13.7cm" svg:x2="8.51cm" svg:y2="13.7cm">
          <text:p text:style-name="P4">ctrl_cmd</text:p>
          <text:p text:style-name="P4"/>
        </draw:line>
        <draw:g>
          <draw:line draw:style-name="gr9" draw:text-style-name="P1" draw:layer="layout" svg:x1="10.7cm" svg:y1="11.2cm" svg:x2="10.7cm" svg:y2="13.6cm">
            <text:p/>
          </draw:line>
          <draw:line draw:style-name="gr9" draw:text-style-name="P1" draw:layer="layout" svg:x1="10.7cm" svg:y1="11.2cm" svg:x2="11.4cm" svg:y2="11.886cm">
            <text:p/>
          </draw:line>
          <draw:line draw:style-name="gr9" draw:text-style-name="P1" draw:layer="layout" svg:x1="11.4cm" svg:y1="12.914cm" svg:x2="10.7cm" svg:y2="13.6cm">
            <text:p/>
          </draw:line>
          <draw:line draw:style-name="gr9" draw:text-style-name="P1" draw:layer="layout" svg:x1="11.4cm" svg:y1="11.886cm" svg:x2="11.4cm" svg:y2="12.915cm">
            <text:p/>
          </draw:line>
        </draw:g>
        <draw:line draw:style-name="gr6" draw:text-style-name="P5" draw:layer="layout" svg:x1="6.49cm" svg:y1="9.5cm" svg:x2="8.5cm" svg:y2="9.5cm">
          <text:p text:style-name="P4">alu_op</text:p>
          <text:p text:style-name="P4"/>
        </draw:line>
        <draw:line draw:style-name="gr10" draw:text-style-name="P1" draw:layer="layout" svg:x1="8cm" svg:y1="11cm" svg:x2="11.1cm" svg:y2="11cm">
          <text:p/>
        </draw:line>
        <draw:line draw:style-name="gr10" draw:text-style-name="P1" draw:layer="layout" svg:x1="8cm" svg:y1="10.7cm" svg:x2="11.6cm" svg:y2="10.7cm">
          <text:p/>
        </draw:line>
        <draw:line draw:style-name="gr10" draw:text-style-name="P1" draw:layer="layout" svg:x1="8cm" svg:y1="10.4cm" svg:x2="11.8cm" svg:y2="10.4cm">
          <text:p/>
        </draw:line>
        <draw:line draw:style-name="gr10" draw:text-style-name="P1" draw:layer="layout" svg:x1="8cm" svg:y1="10.1cm" svg:x2="12cm" svg:y2="10.1cm">
          <text:p/>
        </draw:line>
        <draw:line draw:style-name="gr10" draw:text-style-name="P1" draw:layer="layout" svg:x1="8cm" svg:y1="9.8cm" svg:x2="12.2cm" svg:y2="9.8cm">
          <text:p/>
        </draw:line>
        <draw:line draw:style-name="gr10" draw:text-style-name="P1" draw:layer="layout" svg:x1="11.6cm" svg:y1="10.7cm" svg:x2="11.6cm" svg:y2="11.9cm">
          <text:p/>
        </draw:line>
        <draw:line draw:style-name="gr10" draw:text-style-name="P1" draw:layer="layout" svg:x1="11.8cm" svg:y1="10.4cm" svg:x2="11.8cm" svg:y2="11.4cm">
          <text:p/>
        </draw:line>
        <draw:line draw:style-name="gr10" draw:text-style-name="P1" draw:layer="layout" svg:x1="12cm" svg:y1="10.1cm" svg:x2="12cm" svg:y2="11cm">
          <text:p/>
        </draw:line>
        <draw:line draw:style-name="gr10" draw:text-style-name="P1" draw:layer="layout" svg:x1="12.2cm" svg:y1="9.8cm" svg:x2="12.2cm" svg:y2="10.6cm">
          <text:p/>
        </draw:line>
        <draw:line draw:style-name="gr10" draw:text-style-name="P1" draw:layer="layout" svg:x1="8.1cm" svg:y1="9.5cm" svg:x2="18.4cm" svg:y2="9.5cm">
          <text:p/>
        </draw:line>
        <draw:line draw:style-name="gr11" draw:text-style-name="P1" draw:layer="layout" svg:x1="16cm" svg:y1="10.6cm" svg:x2="16.8cm" svg:y2="10.6cm">
          <text:p/>
        </draw:line>
        <draw:line draw:style-name="gr11" draw:text-style-name="P1" draw:layer="layout" svg:x1="16cm" svg:y1="11.1cm" svg:x2="16.8cm" svg:y2="11.1cm">
          <text:p/>
        </draw:line>
        <draw:line draw:style-name="gr11" draw:text-style-name="P1" draw:layer="layout" svg:x1="16.8cm" svg:y1="10.6cm" svg:x2="16.8cm" svg:y2="10.3cm">
          <text:p/>
        </draw:line>
        <draw:line draw:style-name="gr12" draw:text-style-name="P1" draw:layer="layout" svg:x1="16.8cm" svg:y1="10.3cm" svg:x2="17.4cm" svg:y2="10.3cm">
          <text:p/>
        </draw:line>
        <draw:line draw:style-name="gr11" draw:text-style-name="P1" draw:layer="layout" svg:x1="16.8cm" svg:y1="11.1cm" svg:x2="16.8cm" svg:y2="11.7cm">
          <text:p/>
        </draw:line>
        <draw:line draw:style-name="gr13" draw:text-style-name="P1" draw:layer="layout" svg:x1="16.8cm" svg:y1="11.7cm" svg:x2="17.4cm" svg:y2="11.7cm">
          <text:p/>
        </draw:line>
        <draw:line draw:style-name="gr10" draw:text-style-name="P1" draw:layer="layout" svg:x1="3cm" svg:y1="14.9cm" svg:x2="3cm" svg:y2="13.4cm">
          <text:p/>
        </draw:line>
        <draw:line draw:style-name="gr10" draw:text-style-name="P1" draw:layer="layout" svg:x1="3cm" svg:y1="15.4cm" svg:x2="2.9cm" svg:y2="15.4cm">
          <text:p/>
        </draw:line>
        <draw:line draw:style-name="gr10" draw:text-style-name="P1" draw:layer="layout" svg:x1="2.9cm" svg:y1="15.4cm" svg:x2="2.9cm" svg:y2="12.8cm">
          <text:p/>
        </draw:line>
        <draw:line draw:style-name="gr10" draw:text-style-name="P1" draw:layer="layout" svg:x1="3cm" svg:y1="16cm" svg:x2="2.7cm" svg:y2="16cm">
          <text:p/>
        </draw:line>
        <draw:line draw:style-name="gr10" draw:text-style-name="P1" draw:layer="layout" svg:x1="2.7cm" svg:y1="16cm" svg:x2="2.7cm" svg:y2="12.2cm">
          <text:p/>
        </draw:line>
        <draw:line draw:style-name="gr10" draw:text-style-name="P1" draw:layer="layout" svg:x1="2.7cm" svg:y1="12.2cm" svg:x2="3cm" svg:y2="12.2cm">
          <text:p/>
        </draw:line>
        <draw:line draw:style-name="gr14" draw:text-style-name="P1" draw:layer="layout" svg:x1="8.5cm" svg:y1="13.7cm" svg:x2="8.5cm" svg:y2="15.1cm">
          <text:p/>
        </draw:line>
        <draw:line draw:style-name="gr15" draw:text-style-name="P1" draw:layer="layout" svg:x1="18.4cm" svg:y1="11.5cm" svg:x2="18.4cm" svg:y2="15.7cm">
          <text:p/>
        </draw:line>
        <draw:line draw:style-name="gr14" draw:text-style-name="P1" draw:layer="layout" svg:x1="8.4cm" svg:y1="13.4cm" svg:x2="8.6cm" svg:y2="13.4cm">
          <text:p/>
        </draw:line>
        <draw:line draw:style-name="gr10" draw:text-style-name="P1" draw:layer="layout" svg:x1="8.6cm" svg:y1="13.4cm" svg:x2="8.6cm" svg:y2="18.3cm">
          <text:p/>
        </draw:line>
        <draw:line draw:style-name="gr14" draw:text-style-name="P1" draw:layer="layout" svg:x1="8.3cm" svg:y1="13.1cm" svg:x2="8.7cm" svg:y2="13.1cm">
          <text:p/>
        </draw:line>
        <draw:line draw:style-name="gr14" draw:text-style-name="P1" draw:layer="layout" svg:x1="8.7cm" svg:y1="13.1cm" svg:x2="8.7cm" svg:y2="18.6cm">
          <text:p/>
        </draw:line>
        <draw:line draw:style-name="gr14" draw:text-style-name="P1" draw:layer="layout" svg:x1="8.4cm" svg:y1="12.8cm" svg:x2="8.8cm" svg:y2="12.8cm">
          <text:p/>
        </draw:line>
        <draw:line draw:style-name="gr16" draw:text-style-name="P7" draw:layer="layout" svg:x1="8.8cm" svg:y1="12.8cm" svg:x2="8.8cm" svg:y2="22cm">
          <text:p text:style-name="P6"><text:span text:style-name="T2">int_ack</text:span></text:p>
          <text:p text:style-name="P6"><text:span text:style-name="T2"/></text:p>
        </draw:line>
        <draw:line draw:style-name="gr14" draw:text-style-name="P1" draw:layer="layout" svg:x1="8.5cm" svg:y1="12.5cm" svg:x2="8.9cm" svg:y2="12.5cm">
          <text:p/>
        </draw:line>
        <draw:line draw:style-name="gr14" draw:text-style-name="P1" draw:layer="layout" svg:x1="8.9cm" svg:y1="12.5cm" svg:x2="8.9cm" svg:y2="18.9cm">
          <text:p/>
        </draw:line>
        <draw:line draw:style-name="gr14" draw:text-style-name="P1" draw:layer="layout" svg:x1="8.4cm" svg:y1="12.2cm" svg:x2="9cm" svg:y2="12.2cm">
          <text:p/>
        </draw:line>
        <draw:line draw:style-name="gr14" draw:text-style-name="P1" draw:layer="layout" svg:x1="9cm" svg:y1="12.2cm" svg:x2="9cm" svg:y2="18.7cm">
          <text:p/>
        </draw:line>
        <draw:line draw:style-name="gr14" draw:text-style-name="P1" draw:layer="layout" svg:x1="8.4cm" svg:y1="11.9cm" svg:x2="9.1cm" svg:y2="11.9cm">
          <text:p/>
        </draw:line>
        <draw:line draw:style-name="gr14" draw:text-style-name="P1" draw:layer="layout" svg:x1="9.1cm" svg:y1="11.9cm" svg:x2="9.1cm" svg:y2="18.4cm">
          <text:p/>
        </draw:line>
        <draw:line draw:style-name="gr14" draw:text-style-name="P1" draw:layer="layout" svg:x1="8.4cm" svg:y1="11.6cm" svg:x2="9.2cm" svg:y2="11.6cm">
          <text:p/>
        </draw:line>
        <draw:line draw:style-name="gr14" draw:text-style-name="P1" draw:layer="layout" svg:x1="9.2cm" svg:y1="11.6cm" svg:x2="9.2cm" svg:y2="14.6cm">
          <text:p/>
        </draw:line>
        <draw:line draw:style-name="gr17" draw:text-style-name="P1" draw:layer="layout" svg:x1="9.4cm" svg:y1="11.3cm" svg:x2="9.4cm" svg:y2="17cm">
          <text:p/>
        </draw:line>
        <draw:g>
          <draw:line draw:style-name="gr9" draw:text-style-name="P1" draw:layer="layout" svg:x1="15.2cm" svg:y1="14.3cm" svg:x2="12.8cm" svg:y2="14.3cm">
            <text:p/>
          </draw:line>
          <draw:line draw:style-name="gr9" draw:text-style-name="P1" draw:layer="layout" svg:x1="15.2cm" svg:y1="14.3cm" svg:x2="14.514cm" svg:y2="15cm">
            <text:p/>
          </draw:line>
          <draw:line draw:style-name="gr9" draw:text-style-name="P1" draw:layer="layout" svg:x1="13.486cm" svg:y1="15cm" svg:x2="12.8cm" svg:y2="14.3cm">
            <text:p/>
          </draw:line>
          <draw:line draw:style-name="gr9" draw:text-style-name="P1" draw:layer="layout" svg:x1="14.515cm" svg:y1="15cm" svg:x2="13.486cm" svg:y2="15cm">
            <text:p/>
          </draw:line>
        </draw:g>
        <draw:line draw:style-name="gr9" draw:text-style-name="P1" draw:layer="layout" svg:x1="16cm" svg:y1="12.1cm" svg:x2="16cm" svg:y2="13.5cm">
          <text:p/>
        </draw:line>
        <draw:line draw:style-name="gr9" draw:text-style-name="P1" draw:layer="layout" svg:x1="16cm" svg:y1="13.5cm" svg:x2="13.6cm" svg:y2="13.5cm">
          <text:p/>
        </draw:line>
        <draw:line draw:style-name="gr18" draw:text-style-name="P1" draw:layer="layout" svg:x1="13.6cm" svg:y1="13.5cm" svg:x2="13.6cm" svg:y2="14.3cm">
          <text:p/>
        </draw:line>
        <draw:line draw:style-name="gr9" draw:text-style-name="P1" draw:layer="layout" svg:x1="16cm" svg:y1="11.6cm" svg:x2="16.2cm" svg:y2="11.6cm">
          <text:p/>
        </draw:line>
        <draw:line draw:style-name="gr9" draw:text-style-name="P1" draw:layer="layout" svg:x1="16.2cm" svg:y1="11.6cm" svg:x2="16.2cm" svg:y2="13.8cm">
          <text:p/>
        </draw:line>
        <draw:line draw:style-name="gr9" draw:text-style-name="P1" draw:layer="layout" svg:x1="16.2cm" svg:y1="13.8cm" svg:x2="14.5cm" svg:y2="13.8cm">
          <text:p/>
        </draw:line>
        <draw:line draw:style-name="gr18" draw:text-style-name="P1" draw:layer="layout" svg:x1="14.5cm" svg:y1="13.8cm" svg:x2="14.5cm" svg:y2="14.3cm">
          <text:p/>
        </draw:line>
        <draw:line draw:style-name="gr19" draw:text-style-name="P5" draw:layer="layout" svg:x1="9.3cm" svg:y1="12.2cm" svg:x2="10.7cm" svg:y2="12.2cm">
          <text:p text:style-name="P8"><text:span text:style-name="T3">cltr_out</text:span></text:p>
          <text:p text:style-name="P8"><text:span text:style-name="T3"/></text:p>
        </draw:line>
        <draw:line draw:style-name="gr9" draw:text-style-name="P1" draw:layer="layout" svg:x1="18.9cm" svg:y1="11cm" svg:x2="19.3cm" svg:y2="11cm">
          <text:p/>
        </draw:line>
        <draw:line draw:style-name="gr20" draw:text-style-name="P1" draw:layer="layout" svg:x1="19.3cm" svg:y1="11cm" svg:x2="19.3cm" svg:y2="9cm">
          <text:p/>
        </draw:line>
        <draw:line draw:style-name="gr9" draw:text-style-name="P1" draw:layer="layout" svg:x1="19.3cm" svg:y1="9cm" svg:x2="10cm" svg:y2="9cm">
          <text:p/>
        </draw:line>
        <draw:line draw:style-name="gr9" draw:text-style-name="P1" draw:layer="layout" svg:x1="10cm" svg:y1="9cm" svg:x2="10cm" svg:y2="11.7cm">
          <text:p/>
        </draw:line>
        <draw:line draw:style-name="gr18" draw:text-style-name="P1" draw:layer="layout" svg:x1="10cm" svg:y1="11.7cm" svg:x2="10.7cm" svg:y2="11.7cm">
          <text:p/>
        </draw:line>
        <draw:line draw:style-name="gr21" draw:text-style-name="P5" draw:layer="layout" svg:x1="3cm" svg:y1="10.9cm" svg:x2="4.4cm" svg:y2="10.9cm">
          <text:p text:style-name="P8"><text:span text:style-name="T3">int</text:span></text:p>
          <text:p text:style-name="P8"><text:span text:style-name="T3"/></text:p>
        </draw:line>
        <draw:line draw:style-name="gr22" draw:text-style-name="P5" draw:layer="layout" svg:x1="3cm" svg:y1="12.2cm" svg:x2="4.4cm" svg:y2="12.2cm">
          <text:p text:style-name="P8"><text:span text:style-name="T3">cpu_flags</text:span></text:p>
          <text:p text:style-name="P8"><text:span text:style-name="T3"/></text:p>
        </draw:line>
        <draw:line draw:style-name="gr21" draw:text-style-name="P5" draw:layer="layout" svg:x1="3cm" svg:y1="11.5cm" svg:x2="4.4cm" svg:y2="11.5cm">
          <text:p text:style-name="P8"><text:span text:style-name="T3">nnn</text:span></text:p>
          <text:p text:style-name="P8"><text:span text:style-name="T3"/></text:p>
        </draw:line>
        <draw:line draw:style-name="gr21" draw:text-style-name="P5" draw:layer="layout" svg:x1="3cm" svg:y1="10.3cm" svg:x2="4.4cm" svg:y2="10.3cm">
          <text:p text:style-name="P8"><text:span text:style-name="T3">port_rdy</text:span></text:p>
          <text:p text:style-name="P8"><text:span text:style-name="T3"/></text:p>
        </draw:line>
        <draw:line draw:style-name="gr21" draw:text-style-name="P5" draw:layer="layout" svg:x1="3cm" svg:y1="9.7cm" svg:x2="4.4cm" svg:y2="9.7cm">
          <text:p text:style-name="P8"><text:span text:style-name="T3">mem_rdy</text:span></text:p>
          <text:p text:style-name="P8"><text:span text:style-name="T3"/></text:p>
        </draw:line>
        <draw:line draw:style-name="gr22" draw:text-style-name="P5" draw:layer="layout" svg:x1="2.9cm" svg:y1="12.8cm" svg:x2="4.4cm" svg:y2="12.8cm">
          <text:p text:style-name="P8"><text:span text:style-name="T3">inten</text:span></text:p>
          <text:p text:style-name="P8"><text:span text:style-name="T3"/></text:p>
        </draw:line>
        <draw:line draw:style-name="gr22" draw:text-style-name="P5" draw:layer="layout" svg:x1="3cm" svg:y1="13.4cm" svg:x2="4.4cm" svg:y2="13.4cm">
          <text:p text:style-name="P8"><text:span text:style-name="T3">instr</text:span></text:p>
          <text:p text:style-name="P8"><text:span text:style-name="T3"/></text:p>
        </draw:line>
        <draw:line draw:style-name="gr23" draw:text-style-name="P5" draw:layer="layout" svg:x1="12.2cm" svg:y1="10.6cm" svg:x2="13.5cm" svg:y2="10.6cm">
          <text:p text:style-name="P8"><text:span text:style-name="T3">cmd</text:span></text:p>
          <text:p text:style-name="P8"><text:span text:style-name="T3"/></text:p>
        </draw:line>
        <draw:line draw:style-name="gr23" draw:text-style-name="P5" draw:layer="layout" svg:x1="12cm" svg:y1="11cm" svg:x2="13.5cm" svg:y2="11cm">
          <text:p text:style-name="P8"><text:span text:style-name="T3">sel_a</text:span></text:p>
          <text:p text:style-name="P8"><text:span text:style-name="T3"/></text:p>
        </draw:line>
        <draw:line draw:style-name="gr23" draw:text-style-name="P5" draw:layer="layout" svg:x1="11.8cm" svg:y1="11.4cm" svg:x2="13.5cm" svg:y2="11.4cm">
          <text:p text:style-name="P8"><text:span text:style-name="T3">sel_b</text:span></text:p>
          <text:p text:style-name="P8"><text:span text:style-name="T3"/></text:p>
        </draw:line>
        <draw:line draw:style-name="gr23" draw:text-style-name="P5" draw:layer="layout" svg:x1="11.1cm" svg:y1="11cm" svg:x2="11.1cm" svg:y2="11.6cm">
          <text:p text:style-name="P8"><text:span text:style-name="T3"/></text:p>
          <text:p text:style-name="P8"><text:span text:style-name="T3"/></text:p>
        </draw:line>
        <draw:line draw:style-name="gr24" draw:text-style-name="P5" draw:layer="layout" svg:x1="11.4cm" svg:y1="12.4cm" svg:x2="13.5cm" svg:y2="12.4cm">
          <text:p text:style-name="P8"><text:span text:style-name="T3">data</text:span></text:p>
          <text:p text:style-name="P8"><text:span text:style-name="T3"/></text:p>
        </draw:line>
        <draw:line draw:style-name="gr23" draw:text-style-name="P5" draw:layer="layout" svg:x1="11.6cm" svg:y1="11.9cm" svg:x2="13.5cm" svg:y2="11.9cm">
          <text:p text:style-name="P8"><text:span text:style-name="T3">sel_rp</text:span></text:p>
          <text:p text:style-name="P8"><text:span text:style-name="T3"/></text:p>
        </draw:line>
        <draw:line draw:style-name="gr23" draw:text-style-name="P5" draw:layer="layout" svg:x1="8.5cm" svg:y1="15.1cm" svg:x2="6.5cm" svg:y2="15.1cm">
          <text:p text:style-name="P8"><text:span text:style-name="T3"/></text:p>
          <text:p text:style-name="P8"><text:span text:style-name="T3"/></text:p>
        </draw:line>
        <draw:line draw:style-name="gr23" draw:text-style-name="P5" draw:layer="layout" svg:x1="18.4cm" svg:y1="9.5cm" svg:x2="18.4cm" svg:y2="10.5cm">
          <text:p text:style-name="P8"><text:span text:style-name="T3"/></text:p>
          <text:p text:style-name="P8"><text:span text:style-name="T3"/></text:p>
        </draw:line>
        <draw:line draw:style-name="gr23" draw:text-style-name="P5" draw:layer="layout" svg:x1="18.4cm" svg:y1="15.7cm" svg:x2="6.5cm" svg:y2="15.7cm">
          <text:p text:style-name="P8"><text:span text:style-name="T3"/></text:p>
          <text:p text:style-name="P8"><text:span text:style-name="T3"/></text:p>
        </draw:line>
        <draw:line draw:style-name="gr25" draw:text-style-name="P1" draw:layer="layout" svg:x1="9.2cm" svg:y1="14.6cm" svg:x2="13.1cm" svg:y2="14.6cm">
          <text:p/>
        </draw:line>
        <draw:line draw:style-name="gr19" draw:text-style-name="P5" draw:layer="layout" svg:x1="9.6cm" svg:y1="12.7cm" svg:x2="10.7cm" svg:y2="12.7cm">
          <text:p text:style-name="P8"><text:span text:style-name="T3">mdata</text:span></text:p>
          <text:p text:style-name="P8"><text:span text:style-name="T3"/></text:p>
        </draw:line>
        <draw:g>
          <draw:line draw:style-name="gr9" draw:text-style-name="P1" draw:layer="layout" svg:x1="13.2cm" svg:y1="18cm" svg:x2="10.8cm" svg:y2="18cm">
            <text:p/>
          </draw:line>
          <draw:line draw:style-name="gr9" draw:text-style-name="P1" draw:layer="layout" svg:x1="13.2cm" svg:y1="18cm" svg:x2="12.514cm" svg:y2="18.7cm">
            <text:p/>
          </draw:line>
          <draw:line draw:style-name="gr9" draw:text-style-name="P1" draw:layer="layout" svg:x1="11.486cm" svg:y1="18.7cm" svg:x2="10.8cm" svg:y2="18cm">
            <text:p/>
          </draw:line>
          <draw:line draw:style-name="gr9" draw:text-style-name="P1" draw:layer="layout" svg:x1="12.515cm" svg:y1="18.7cm" svg:x2="11.486cm" svg:y2="18.7cm">
            <text:p/>
          </draw:line>
        </draw:g>
        <draw:line draw:style-name="gr9" draw:text-style-name="P1" draw:layer="layout" svg:x1="3cm" svg:y1="16.5cm" svg:x2="3cm" svg:y2="17.5cm">
          <text:p/>
        </draw:line>
        <draw:line draw:style-name="gr9" draw:text-style-name="P1" draw:layer="layout" svg:x1="3cm" svg:y1="17.5cm" svg:x2="11.2cm" svg:y2="17.5cm">
          <text:p/>
        </draw:line>
        <draw:line draw:style-name="gr18" draw:text-style-name="P1" draw:layer="layout" svg:x1="11.2cm" svg:y1="17.5cm" svg:x2="11.2cm" svg:y2="18cm">
          <text:p/>
        </draw:line>
        <draw:line draw:style-name="gr25" draw:text-style-name="P1" draw:layer="layout" svg:x1="9.1cm" svg:y1="18.4cm" svg:x2="11.2cm" svg:y2="18.4cm">
          <text:p/>
        </draw:line>
        <draw:line draw:style-name="gr9" draw:text-style-name="P1" draw:layer="layout" svg:x1="9.4cm" svg:y1="17cm" svg:x2="11.6cm" svg:y2="17cm">
          <text:p/>
        </draw:line>
        <draw:line draw:style-name="gr18" draw:text-style-name="P1" draw:layer="layout" svg:x1="11.6cm" svg:y1="17cm" svg:x2="11.6cm" svg:y2="18cm">
          <text:p/>
        </draw:line>
        <draw:line draw:style-name="gr26" draw:text-style-name="P1" draw:layer="layout" svg:x1="16.4cm" svg:y1="10.5cm" svg:x2="16.4cm" svg:y2="17cm">
          <text:p/>
        </draw:line>
        <draw:line draw:style-name="gr26" draw:text-style-name="P1" draw:layer="layout" svg:x1="16.6cm" svg:y1="11cm" svg:x2="16.6cm" svg:y2="17.5cm">
          <text:p/>
        </draw:line>
        <draw:line draw:style-name="gr9" draw:text-style-name="P1" draw:layer="layout" svg:x1="16.4cm" svg:y1="17cm" svg:x2="12.2cm" svg:y2="17cm">
          <text:p/>
        </draw:line>
        <draw:line draw:style-name="gr18" draw:text-style-name="P1" draw:layer="layout" svg:x1="12.2cm" svg:y1="17cm" svg:x2="12.2cm" svg:y2="18cm">
          <text:p/>
        </draw:line>
        <draw:line draw:style-name="gr9" draw:text-style-name="P1" draw:layer="layout" svg:x1="16.6cm" svg:y1="17.5cm" svg:x2="12.8cm" svg:y2="17.5cm">
          <text:p/>
        </draw:line>
        <draw:line draw:style-name="gr18" draw:text-style-name="P1" draw:layer="layout" svg:x1="12.8cm" svg:y1="17.5cm" svg:x2="12.8cm" svg:y2="18cm">
          <text:p/>
        </draw:line>
        <draw:line draw:style-name="gr27" draw:text-style-name="P1" draw:layer="layout" svg:x1="14cm" svg:y1="15cm" svg:x2="14cm" svg:y2="22cm">
          <text:p text:style-name="P6"><text:span text:style-name="T4"><text:s text:c="16"/></text:span><text:span text:style-name="T2">mem_addr</text:span></text:p>
          <text:p text:style-name="P8"><text:span text:style-name="T4"/></text:p>
        </draw:line>
        <draw:line draw:style-name="gr28" draw:text-style-name="P5" draw:layer="layout" svg:x1="12cm" svg:y1="18.7cm" svg:x2="12cm" svg:y2="22cm">
          <text:p text:style-name="P9"><text:span text:style-name="T2">mem_data</text:span></text:p>
          <text:p text:style-name="P4"><text:span text:style-name="T2"/></text:p>
          <text:p text:style-name="P4"><text:span text:style-name="T3"/></text:p>
        </draw:line>
        <draw:line draw:style-name="gr15" draw:text-style-name="P1" draw:layer="layout" svg:x1="9cm" svg:y1="18.7cm" svg:x2="10.5cm" svg:y2="18.7cm">
          <text:p/>
        </draw:line>
        <draw:line draw:style-name="gr25" draw:text-style-name="P1" draw:layer="layout" svg:x1="10.5cm" svg:y1="18.7cm" svg:x2="10.5cm" svg:y2="19.3cm">
          <text:p/>
        </draw:line>
        <draw:line draw:style-name="gr15" draw:text-style-name="P1" draw:layer="layout" svg:x1="8.9cm" svg:y1="18.9cm" svg:x2="9.5cm" svg:y2="18.9cm">
          <text:p/>
        </draw:line>
        <draw:line draw:style-name="gr25" draw:text-style-name="P1" draw:layer="layout" svg:x1="9.5cm" svg:y1="18.9cm" svg:x2="9.5cm" svg:y2="19.3cm">
          <text:p/>
        </draw:line>
        <draw:line draw:style-name="gr29" draw:text-style-name="P7" draw:layer="layout" svg:x1="10cm" svg:y1="20cm" svg:x2="10cm" svg:y2="22cm">
          <text:p text:style-name="P6"><text:span text:style-name="T2">mem_nwr</text:span></text:p>
          <text:p text:style-name="P6"><text:span text:style-name="T2"/></text:p>
        </draw:line>
        <draw:custom-shape draw:style-name="gr30" draw:text-style-name="P3" draw:layer="layout" svg:width="2.004cm" svg:height="0.9cm" svg:x="8.996cm" svg:y="19.3cm">
          <text:p text:style-name="P2"><text:span text:style-name="T1">decode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9.6cm" svg:y1="13.2cm" svg:x2="10.7cm" svg:y2="13.2cm">
          <text:p text:style-name="P8"><text:span text:style-name="T3">pdata</text:span></text:p>
          <text:p text:style-name="P8"><text:span text:style-name="T3"/></text:p>
        </draw:line>
        <draw:line draw:style-name="gr31" draw:text-style-name="P5" draw:layer="layout" svg:x1="6.5cm" svg:y1="16.5cm" svg:x2="7.6cm" svg:y2="16.5cm">
          <text:p text:style-name="P8"><text:span text:style-name="T3">mdata</text:span></text:p>
          <text:p text:style-name="P8"><text:span text:style-name="T3"/></text:p>
        </draw:line>
        <draw:custom-shape draw:style-name="gr30" draw:text-style-name="P3" draw:layer="layout" svg:width="2.004cm" svg:height="0.9cm" svg:x="5.996cm" svg:y="19.3cm">
          <text:p text:style-name="P2"><text:span text:style-name="T1">decode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7cm" svg:y1="18.6cm" svg:x2="7.7cm" svg:y2="18.6cm">
          <text:p/>
        </draw:line>
        <draw:line draw:style-name="gr25" draw:text-style-name="P1" draw:layer="layout" svg:x1="7.7cm" svg:y1="18.6cm" svg:x2="7.7cm" svg:y2="19.3cm">
          <text:p/>
        </draw:line>
        <draw:line draw:style-name="gr15" draw:text-style-name="P1" draw:layer="layout" svg:x1="8.6cm" svg:y1="18.3cm" svg:x2="6.6cm" svg:y2="18.3cm">
          <text:p/>
        </draw:line>
        <draw:line draw:style-name="gr25" draw:text-style-name="P1" draw:layer="layout" svg:x1="6.6cm" svg:y1="18.3cm" svg:x2="6.6cm" svg:y2="19.3cm">
          <text:p/>
        </draw:line>
        <draw:line draw:style-name="gr29" draw:text-style-name="P7" draw:layer="layout" svg:x1="7cm" svg:y1="20.2cm" svg:x2="7cm" svg:y2="22cm">
          <text:p text:style-name="P6"><text:span text:style-name="T2">port_nwr</text:span></text:p>
          <text:p text:style-name="P6"><text:span text:style-name="T2"/></text:p>
        </draw:line>
        <draw:g>
          <draw:custom-shape draw:style-name="gr32" draw:text-style-name="P3" draw:layer="layout" svg:width="5cm" svg:height="5cm" svg:x="7cm" svg:y="2cm">
            <text:p text:style-name="P2"><text:span text:style-name="T1">cpu8080</text:span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line draw:style-name="gr33" draw:text-style-name="P10" draw:layer="layout" svg:x1="11.9cm" svg:y1="4cm" svg:x2="14cm" svg:y2="4cm">
            <text:p text:style-name="P8"><text:span text:style-name="T2">mem_nwr</text:span></text:p>
            <text:p text:style-name="P8"><text:span text:style-name="T2"/></text:p>
          </draw:line>
          <draw:line draw:style-name="gr33" draw:text-style-name="P10" draw:layer="layout" svg:x1="4.9cm" svg:y1="3cm" svg:x2="7cm" svg:y2="3cm">
            <text:p text:style-name="P8"><text:span text:style-name="T2">reset</text:span></text:p>
            <text:p text:style-name="P8"><text:span text:style-name="T2"/></text:p>
          </draw:line>
          <draw:line draw:style-name="gr33" draw:text-style-name="P10" draw:layer="layout" svg:x1="4.9cm" svg:y1="4.6cm" svg:x2="7cm" svg:y2="4.6cm">
            <text:p text:style-name="P8"><text:span text:style-name="T2">mem_rdy</text:span></text:p>
            <text:p text:style-name="P8"><text:span text:style-name="T2"/></text:p>
          </draw:line>
          <draw:line draw:style-name="gr33" draw:text-style-name="P10" draw:layer="layout" svg:x1="4.9cm" svg:y1="6.4cm" svg:x2="7cm" svg:y2="6.4cm">
            <text:p text:style-name="P8"><text:span text:style-name="T2">port_data</text:span></text:p>
            <text:p text:style-name="P8"><text:span text:style-name="T2"/></text:p>
          </draw:line>
          <draw:line draw:style-name="gr33" draw:text-style-name="P10" draw:layer="layout" svg:x1="4.9cm" svg:y1="5.2cm" svg:x2="7cm" svg:y2="5.2cm">
            <text:p text:style-name="P8"><text:span text:style-name="T2">mem_data</text:span></text:p>
            <text:p text:style-name="P8"><text:span text:style-name="T2"/></text:p>
          </draw:line>
          <draw:line draw:style-name="gr33" draw:text-style-name="P10" draw:layer="layout" svg:x1="4.9cm" svg:y1="3.5cm" svg:x2="7cm" svg:y2="3.5cm">
            <text:p text:style-name="P8"><text:span text:style-name="T2">int</text:span></text:p>
            <text:p text:style-name="P8"><text:span text:style-name="T2"/></text:p>
          </draw:line>
          <draw:line draw:style-name="gr33" draw:text-style-name="P10" draw:layer="layout" svg:x1="4.9cm" svg:y1="5.8cm" svg:x2="7cm" svg:y2="5.8cm">
            <text:p text:style-name="P8"><text:span text:style-name="T2">port_rdy</text:span></text:p>
            <text:p text:style-name="P8"><text:span text:style-name="T2"/></text:p>
          </draw:line>
          <draw:line draw:style-name="gr33" draw:text-style-name="P10" draw:layer="layout" svg:x1="4.9cm" svg:y1="4cm" svg:x2="7cm" svg:y2="4cm">
            <text:p text:style-name="P8"><text:span text:style-name="T2">nnn</text:span></text:p>
            <text:p text:style-name="P8"><text:span text:style-name="T2"/></text:p>
          </draw:line>
          <draw:line draw:style-name="gr33" draw:text-style-name="P10" draw:layer="layout" svg:x1="11.9cm" svg:y1="3cm" svg:x2="14cm" svg:y2="3cm">
            <text:p text:style-name="P8"><text:span text:style-name="T2">int_ack</text:span></text:p>
            <text:p text:style-name="P8"><text:span text:style-name="T2"/></text:p>
          </draw:line>
          <draw:line draw:style-name="gr33" draw:text-style-name="P10" draw:layer="layout" svg:x1="11.9cm" svg:y1="3.5cm" svg:x2="14cm" svg:y2="3.5cm">
            <text:p text:style-name="P8"><text:span text:style-name="T2">mem_sel</text:span></text:p>
            <text:p text:style-name="P8"><text:span text:style-name="T2"/></text:p>
          </draw:line>
          <draw:line draw:style-name="gr33" draw:text-style-name="P10" draw:layer="layout" svg:x1="4.9cm" svg:y1="2.518cm" svg:x2="7cm" svg:y2="2.518cm">
            <text:p text:style-name="P8"><text:span text:style-name="T2">clk</text:span></text:p>
            <text:p text:style-name="P8"><text:span text:style-name="T2"/></text:p>
          </draw:line>
          <draw:line draw:style-name="gr33" draw:text-style-name="P10" draw:layer="layout" svg:x1="11.9cm" svg:y1="4.5cm" svg:x2="14cm" svg:y2="4.5cm">
            <text:p text:style-name="P8"><text:span text:style-name="T2">mem_addr</text:span></text:p>
            <text:p text:style-name="P8"><text:span text:style-name="T2"/></text:p>
          </draw:line>
          <draw:line draw:style-name="gr33" draw:text-style-name="P10" draw:layer="layout" svg:x1="11.9cm" svg:y1="5cm" svg:x2="14cm" svg:y2="5cm">
            <text:p text:style-name="P8"><text:span text:style-name="T2">mem_data</text:span></text:p>
            <text:p text:style-name="P8"><text:span text:style-name="T2"/></text:p>
          </draw:line>
          <draw:line draw:style-name="gr33" draw:text-style-name="P10" draw:layer="layout" svg:x1="11.9cm" svg:y1="5.5cm" svg:x2="14cm" svg:y2="5.5cm">
            <text:p text:style-name="P8"><text:span text:style-name="T2">port_sel</text:span></text:p>
            <text:p text:style-name="P8"><text:span text:style-name="T2"/></text:p>
          </draw:line>
          <draw:line draw:style-name="gr33" draw:text-style-name="P10" draw:layer="layout" svg:x1="11.9cm" svg:y1="6cm" svg:x2="14cm" svg:y2="6cm">
            <text:p text:style-name="P8"><text:span text:style-name="T2">port_nwr</text:span></text:p>
            <text:p text:style-name="P8"><text:span text:style-name="T2"/></text:p>
          </draw:line>
          <draw:line draw:style-name="gr33" draw:text-style-name="P10" draw:layer="layout" svg:x1="11.9cm" svg:y1="6.5cm" svg:x2="14cm" svg:y2="6.5cm">
            <text:p text:style-name="P8"><text:span text:style-name="T2">port_data</text:span></text:p>
            <text:p text:style-name="P8"><text:span text:style-name="T2"/></text:p>
          </draw:line>
        </draw:g>
        <draw:frame draw:style-name="gr34" draw:text-style-name="P11" draw:layer="layout" svg:width="1.184cm" svg:height="0.645cm" svg:x="17.8cm" svg:y="10.675cm">
          <draw:text-box>
            <text:p><text:span text:style-name="T1">AL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06:24:52.658837966</meta:creation-date>
    <dc:date>2016-12-11T09:19:33.729157422</dc:date>
    <meta:editing-duration>PT2H53M34S</meta:editing-duration>
    <meta:editing-cycles>142</meta:editing-cycles>
    <meta:generator>LibreOffice/5.1.6.2.0$Linux_X86_64 LibreOffice_project/10m0$Build-2</meta:generator>
    <meta:document-statistic meta:object-count="166"/>
  </office:meta>
</office:document-meta>
</file>